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613cm" fo:min-width="0.465cm"/>
      <style:paragraph-properties style:writing-mode="lr-tb"/>
    </style:style>
    <style:style style:name="gr3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1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6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111111" draw:fill-color="#3465a4" draw:textarea-horizontal-align="justify" draw:textarea-vertical-align="middle" draw:auto-grow-height="false" fo:min-height="0.613cm" fo:min-width="0.465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  <style:paragraph-properties style:writing-mode="lr-tb"/>
    </style:style>
    <style:style style:name="gr1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.6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-color="#3465a4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style:text-position="0% 100%" fo:font-size="12pt"/>
    </style:style>
    <style:style style:name="T7" style:family="text">
      <style:text-properties fo:font-size="15pt"/>
    </style:style>
    <style:style style:name="T8" style:family="text">
      <style:text-properties style:text-position="-33% 58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148cm" svg:y1="4.36cm" svg:x2="2.245cm" svg:y2="4.074cm">
            <text:p/>
          </draw:line>
          <draw:line draw:style-name="gr1" draw:text-style-name="P1" draw:layer="layout" svg:x1="2.448cm" svg:y1="4.656cm" svg:x2="2.243cm" svg:y2="4.074cm">
            <text:p/>
          </draw:line>
          <draw:line draw:style-name="gr1" draw:text-style-name="P1" draw:layer="layout" svg:x1="2.848cm" svg:y1="4.69cm" svg:x2="3.053cm" svg:y2="4.108cm">
            <text:p/>
          </draw:line>
          <draw:line draw:style-name="gr1" draw:text-style-name="P1" draw:layer="layout" svg:x1="2.438cm" svg:y1="4.67cm" svg:x2="2.643cm" svg:y2="4.088cm">
            <text:p/>
          </draw:line>
          <draw:line draw:style-name="gr1" draw:text-style-name="P1" draw:layer="layout" svg:x1="2.858cm" svg:y1="4.686cm" svg:x2="2.653cm" svg:y2="4.104cm">
            <text:p/>
          </draw:line>
          <draw:line draw:style-name="gr1" draw:text-style-name="P1" draw:layer="layout" svg:x1="3.263cm" svg:y1="4.687cm" svg:x2="3.058cm" svg:y2="4.105cm">
            <text:p/>
          </draw:line>
          <draw:line draw:style-name="gr1" draw:text-style-name="P1" draw:layer="layout" svg:x1="3.259cm" svg:y1="4.658cm" svg:x2="3.356cm" svg:y2="4.372cm">
            <text:p/>
          </draw:line>
        </draw:g>
        <draw:custom-shape draw:style-name="gr2" draw:text-style-name="P3" xml:id="id2" draw:id="id2" draw:layer="layout" svg:width="1.365cm" svg:height="1.219cm" svg:x="0.582cm" svg:y="5.871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885cm" svg:y1="8.562cm" svg:x2="0.632cm" svg:y2="8.571cm">
            <text:p/>
          </draw:line>
          <draw:line draw:style-name="gr1" draw:text-style-name="P1" draw:layer="layout" svg:x1="1.886cm" svg:y1="8.557cm" svg:x2="0.633cm" svg:y2="8.566cm">
            <text:p/>
          </draw:line>
          <draw:line draw:style-name="gr1" draw:text-style-name="P1" draw:layer="layout" svg:x1="0.974cm" svg:y1="8.755cm" svg:x2="1.597cm" svg:y2="8.755cm">
            <text:p/>
          </draw:line>
          <draw:line draw:style-name="gr1" draw:text-style-name="P1" draw:layer="layout" svg:x1="1.142cm" svg:y1="8.921cm" svg:x2="1.441cm" svg:y2="8.921cm">
            <text:p/>
          </draw:line>
          <draw:line draw:style-name="gr1" draw:text-style-name="P1" draw:layer="layout" svg:x1="1.275cm" svg:y1="8.55cm" svg:x2="1.28cm" svg:y2="8.123cm">
            <text:p/>
          </draw:line>
        </draw:g>
        <draw:connector draw:style-name="gr3" draw:text-style-name="P4" draw:layer="layout" svg:x1="2.148cm" svg:y1="4.382cm" svg:x2="1.265cm" svg:y2="5.871cm" draw:start-shape="id1" draw:start-glue-point="3" draw:end-shape="id2" draw:end-glue-point="4" svg:d="M2148 4382h-883v1489" svg:viewBox="0 0 884 1490">
          <text:p/>
        </draw:connector>
        <draw:connector draw:style-name="gr3" draw:text-style-name="P4" draw:layer="layout" draw:line-skew="0.944cm" svg:x1="3.356cm" svg:y1="4.382cm" svg:x2="5.049cm" svg:y2="4.334cm" draw:start-shape="id1" draw:start-glue-point="1" draw:end-shape="id3" draw:end-glue-point="6" svg:d="M3356 4382h1815v-48h-122" svg:viewBox="0 0 1816 49">
          <text:p/>
        </draw:connector>
        <draw:connector draw:style-name="gr3" draw:text-style-name="P4" draw:layer="layout" draw:line-skew="-0.532cm" svg:x1="1.265cm" svg:y1="7.09cm" svg:x2="6.68cm" svg:y2="8.136cm" draw:start-shape="id2" draw:start-glue-point="8" draw:end-shape="id4" draw:end-glue-point="2" svg:d="M1265 7090v1064h5415v-18" svg:viewBox="0 0 5416 1065">
          <text:p/>
        </draw:connector>
        <draw:connector draw:style-name="gr4" draw:text-style-name="P4" draw:layer="layout" draw:line-skew="0.791cm" svg:x1="5.067cm" svg:y1="4.354cm" svg:x2="6.11cm" svg:y2="4.269cm" draw:end-shape="id5" draw:end-glue-point="1" svg:d="M5067 4354h1042v-85h1" svg:viewBox="0 0 1044 86">
          <text:p/>
        </draw:connector>
        <draw:frame draw:style-name="gr5" draw:text-style-name="P5" draw:layer="layout" svg:width="0.875cm" svg:height="0.963cm" svg:x="8.373cm" svg:y="3.551cm">
          <draw:text-box>
            <text:p><text:span text:style-name="T1">+</text:span></text:p>
          </draw:text-box>
        </draw:frame>
        <draw:frame draw:style-name="gr5" draw:text-style-name="P5" draw:layer="layout" svg:width="0.875cm" svg:height="0.963cm" svg:x="8.487cm" svg:y="5.516cm">
          <draw:text-box>
            <text:p><text:span text:style-name="T1">-</text:span></text:p>
          </draw:text-box>
        </draw:frame>
        <draw:frame draw:style-name="gr6" draw:text-style-name="P7" draw:layer="layout" svg:width="4.663cm" svg:height="1.114cm" svg:x="1.141cm" svg:y="7.074cm">
          <draw:text-box>
            <text:p text:style-name="P6"><text:span text:style-name="T1">v</text:span><text:span text:style-name="T2">eq</text:span><text:span text:style-name="T3">=R</text:span><text:span text:style-name="T2">B2</text:span><text:span text:style-name="T3">/</text:span><text:span text:style-name="T3">(R</text:span><text:span text:style-name="T2">B1</text:span><text:span text:style-name="T3">+</text:span><text:span text:style-name="T3">R</text:span><text:span text:style-name="T2">B</text:span><text:span text:style-name="T2">2</text:span><text:span text:style-name="T3">)V</text:span><text:span text:style-name="T2">CC</text:span></text:p>
          </draw:text-box>
        </draw:frame>
        <draw:frame draw:style-name="gr7" draw:text-style-name="P7" draw:layer="layout" svg:width="1.108cm" svg:height="1.148cm" svg:x="8.453cm" svg:y="4.548cm">
          <draw:text-box>
            <text:p><text:span text:style-name="T1">v</text:span><text:span text:style-name="T2">O</text:span></text:p>
          </draw:text-box>
        </draw:frame>
        <draw:frame draw:style-name="gr8" draw:text-style-name="P8" draw:layer="layout" svg:width="2.649cm" svg:height="0.826cm" svg:x="1.389cm" svg:y="2.966cm">
          <draw:text-box>
            <text:p><text:span text:style-name="T4">R</text:span><text:span text:style-name="T5">B</text:span><text:span text:style-name="T6">=R</text:span><text:span text:style-name="T5">B1</text:span><text:span text:style-name="T6">||R</text:span><text:span text:style-name="T5">B2</text:span></text:p>
          </draw:text-box>
        </draw:frame>
        <draw:line draw:style-name="gr9" draw:text-style-name="P1" xml:id="id5" draw:id="id5" draw:layer="layout" svg:x1="6.11cm" svg:y1="3.091cm" svg:x2="6.11cm" svg:y2="5.447cm">
          <text:p/>
        </draw:line>
        <draw:line draw:style-name="gr9" draw:text-style-name="P1" draw:layer="layout" svg:x1="6.718cm" svg:y1="3.126cm" svg:x2="6.088cm" svg:y2="3.957cm">
          <text:p/>
        </draw:line>
        <draw:line draw:style-name="gr10" draw:text-style-name="P1" draw:layer="layout" svg:x1="6.111cm" svg:y1="4.525cm" svg:x2="6.741cm" svg:y2="5.356cm">
          <text:p/>
        </draw:line>
        <draw:g xml:id="id6" draw:id="id6">
          <draw:line draw:style-name="gr1" draw:text-style-name="P1" draw:layer="layout" svg:x1="6.68cm" svg:y1="7.395cm" svg:x2="6.389cm" svg:y2="7.312cm">
            <text:p/>
          </draw:line>
          <draw:line draw:style-name="gr1" draw:text-style-name="P1" draw:layer="layout" svg:x1="6.961cm" svg:y1="7.081cm" svg:x2="6.389cm" svg:y2="7.314cm">
            <text:p/>
          </draw:line>
          <draw:line draw:style-name="gr1" draw:text-style-name="P1" draw:layer="layout" svg:x1="6.975cm" svg:y1="6.679cm" svg:x2="6.383cm" svg:y2="6.503cm">
            <text:p/>
          </draw:line>
          <draw:line draw:style-name="gr1" draw:text-style-name="P1" draw:layer="layout" svg:x1="6.976cm" svg:y1="7.09cm" svg:x2="6.384cm" svg:y2="6.914cm">
            <text:p/>
          </draw:line>
          <draw:line draw:style-name="gr1" draw:text-style-name="P1" draw:layer="layout" svg:x1="6.971cm" svg:y1="6.671cm" svg:x2="6.399cm" svg:y2="6.904cm">
            <text:p/>
          </draw:line>
          <draw:line draw:style-name="gr1" draw:text-style-name="P1" draw:layer="layout" svg:x1="6.952cm" svg:y1="6.266cm" svg:x2="6.38cm" svg:y2="6.499cm">
            <text:p/>
          </draw:line>
          <draw:line draw:style-name="gr1" draw:text-style-name="P1" draw:layer="layout" svg:x1="6.923cm" svg:y1="6.271cm" svg:x2="6.632cm" svg:y2="6.188cm">
            <text:p/>
          </draw:line>
        </draw:g>
        <draw:g xml:id="id8" draw:id="id8">
          <draw:line draw:style-name="gr1" draw:text-style-name="P1" draw:layer="layout" svg:x1="6.728cm" svg:y1="2.613cm" svg:x2="6.437cm" svg:y2="2.53cm">
            <text:p/>
          </draw:line>
          <draw:line draw:style-name="gr1" draw:text-style-name="P1" draw:layer="layout" svg:x1="7.009cm" svg:y1="2.299cm" svg:x2="6.437cm" svg:y2="2.532cm">
            <text:p/>
          </draw:line>
          <draw:line draw:style-name="gr1" draw:text-style-name="P1" draw:layer="layout" svg:x1="7.023cm" svg:y1="1.897cm" svg:x2="6.431cm" svg:y2="1.721cm">
            <text:p/>
          </draw:line>
          <draw:line draw:style-name="gr1" draw:text-style-name="P1" draw:layer="layout" svg:x1="7.024cm" svg:y1="2.308cm" svg:x2="6.432cm" svg:y2="2.132cm">
            <text:p/>
          </draw:line>
          <draw:line draw:style-name="gr1" draw:text-style-name="P1" draw:layer="layout" svg:x1="7.019cm" svg:y1="1.889cm" svg:x2="6.447cm" svg:y2="2.122cm">
            <text:p/>
          </draw:line>
          <draw:line draw:style-name="gr1" draw:text-style-name="P1" draw:layer="layout" svg:x1="7cm" svg:y1="1.484cm" svg:x2="6.428cm" svg:y2="1.717cm">
            <text:p/>
          </draw:line>
          <draw:line draw:style-name="gr1" draw:text-style-name="P1" draw:layer="layout" svg:x1="6.971cm" svg:y1="1.489cm" svg:x2="6.68cm" svg:y2="1.406cm">
            <text:p/>
          </draw:line>
        </draw:g>
        <draw:custom-shape draw:style-name="gr11" draw:text-style-name="P9" xml:id="id7" draw:id="id7" draw:layer="layout" svg:width="1.365cm" svg:height="1.219cm" svg:x="9.295cm" svg:y="1.29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xml:id="id4" draw:id="id4" draw:layer="layout" svg:x1="6.68cm" svg:y1="8.136cm" svg:x2="6.678cm" svg:y2="7.395cm" draw:end-shape="id6" draw:end-glue-point="2" svg:d="M6680 8136v-95h-2v-646" svg:viewBox="0 0 3 742">
          <text:p/>
        </draw:connector>
        <draw:connector draw:style-name="gr13" draw:text-style-name="P4" draw:layer="layout" svg:x1="9.978cm" svg:y1="2.516cm" svg:x2="6.68cm" svg:y2="8.136cm" draw:start-shape="id7" draw:start-glue-point="8" draw:end-shape="id4" draw:end-glue-point="2" svg:d="M9978 2516v5620h-3298" svg:viewBox="0 0 3299 5621">
          <text:p/>
        </draw:connector>
        <draw:connector draw:style-name="gr13" draw:text-style-name="P4" draw:layer="layout" svg:x1="9.978cm" svg:y1="1.297cm" svg:x2="6.726cm" svg:y2="1.406cm" draw:start-shape="id7" draw:start-glue-point="4" draw:end-shape="id8" draw:end-glue-point="0" svg:d="M9978 1297v-502h-3252v611" svg:viewBox="0 0 3253 612">
          <text:p/>
        </draw:connector>
        <draw:line draw:style-name="gr9" draw:text-style-name="P1" draw:layer="layout" svg:x1="6.699cm" svg:y1="2.618cm" svg:x2="6.699cm" svg:y2="3.175cm">
          <text:p/>
        </draw:line>
        <draw:line draw:style-name="gr9" draw:text-style-name="P1" draw:layer="layout" svg:x1="6.661cm" svg:y1="6.208cm" svg:x2="6.671cm" svg:y2="5.273cm">
          <text:p/>
        </draw:line>
        <draw:frame draw:style-name="gr14" draw:text-style-name="P8" draw:layer="layout" svg:width="0.985cm" svg:height="0.826cm" svg:x="6.85cm" svg:y="1.5cm">
          <draw:text-box>
            <text:p><text:span text:style-name="T4">R</text:span><text:span text:style-name="T5">C</text:span></text:p>
          </draw:text-box>
        </draw:frame>
        <draw:frame draw:style-name="gr15" draw:text-style-name="P8" draw:layer="layout" svg:width="0.972cm" svg:height="0.826cm" svg:x="6.884cm" svg:y="7.077cm">
          <draw:text-box>
            <text:p><text:span text:style-name="T4">R</text:span><text:span text:style-name="T5">E</text:span></text:p>
          </draw:text-box>
        </draw:frame>
        <draw:frame draw:style-name="gr16" draw:text-style-name="P10" draw:layer="layout" svg:width="1.158cm" svg:height="1.114cm" svg:x="8.798cm" svg:y="2.403cm">
          <draw:text-box>
            <text:p><text:span text:style-name="T7">V</text:span><text:span text:style-name="T8">cc</text:span></text:p>
          </draw:text-box>
        </draw:frame>
        <draw:line draw:style-name="gr17" draw:text-style-name="P1" draw:layer="layout" svg:x1="6.728cm" svg:y1="3.137cm" svg:x2="8.548cm" svg:y2="3.134cm">
          <text:p/>
        </draw:line>
        <draw:custom-shape draw:style-name="gr18" draw:text-style-name="P4" draw:layer="layout" svg:width="0.123cm" svg:height="0.161cm" svg:x="8.507cm" svg:y="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0.123cm" svg:height="0.161cm" svg:x="8.622cm" svg:y="8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" draw:id="id3" draw:layer="layout" svg:width="0.209cm" svg:height="0.264cm" svg:x="5.049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108cm" svg:height="1.514cm" svg:x="6.415cm" svg:y="3.166cm">
          <draw:text-box>
            <text:p><text:span text:style-name="T1">C</text:span></text:p>
            <text:p><text:span text:style-name="T1"/></text:p>
          </draw:text-box>
        </draw:frame>
        <draw:frame draw:style-name="gr7" draw:text-style-name="P7" draw:layer="layout" svg:width="1.108cm" svg:height="1.148cm" svg:x="8.453cm" svg:y="4.548cm">
          <draw:text-box>
            <text:p><text:span text:style-name="T1">v</text:span><text:span text:style-name="T2">O</text:span></text:p>
          </draw:text-box>
        </draw:frame>
        <draw:frame draw:style-name="gr19" draw:text-style-name="P7" draw:layer="layout" svg:width="1.108cm" svg:height="1.514cm" svg:x="6.386cm" svg:y="4.453cm">
          <draw:text-box>
            <text:p><text:span text:style-name="T1">E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6:13:43.827095522</dc:date>
    <meta:editing-duration>PT3H3M12S</meta:editing-duration>
    <meta:editing-cycles>5</meta:editing-cycles>
    <meta:generator>LibreOffice/6.4.6.2$Linux_X86_64 LibreOffice_project/40$Build-2</meta:generator>
    <meta:document-statistic meta:object-count="59"/>
  </office:meta>
</office:document-meta>
</file>